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5ad30f">
      <style:table-properties style:width="6.693in" table:align="margins"/>
    </style:style>
    <style:style style:family="table-column" style:name="a556bf0">
      <style:table-column-properties style:column-width="3.3465in" style:rel-column-width="32767*"/>
    </style:style>
    <style:style style:family="table-cell" style:name="a021865">
      <style:table-cell-properties fo:border-bottom="0.0007in solid #000000" fo:border-left="0.0007in solid #000000" fo:border-right="none" fo:border-top="0.0007in solid #000000" fo:padding="0.0382in"/>
    </style:style>
    <style:style style:family="table-cell" style:name="af45c73">
      <style:table-cell-properties fo:border-bottom="0.0007in solid #000000" fo:border-left="0.0007in solid #000000" fo:border-right="none" fo:border-top="none" fo:padding="0.0382in"/>
    </style:style>
    <style:style style:family="table-cell" style:name="a88aaec">
      <style:table-cell-properties fo:border="0.0007in solid #000000" fo:padding="0.0382in"/>
    </style:style>
    <style:style style:family="table-cell" style:name="ab88a48">
      <style:table-cell-properties fo:border="0.0007in solid #000000" fo:border-bottom="0.0007in solid #000000" fo:border-top="none" fo:padding="0.0382in"/>
    </style:style>
    <style:style style:family="table" style:name="a854037">
      <style:table-properties style:width="6.693in" table:align="margins"/>
    </style:style>
    <style:style style:family="table-column" style:name="a504f53">
      <style:table-column-properties style:column-width="1.3386in" style:rel-column-width="13107*"/>
    </style:style>
    <style:style style:family="table-cell" style:name="a45805d">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562305">
      <style:table-cell-properties fo:border="0.1pt solid #000000" fo:border-bottom="0.0007in solid #000000" fo:border-left="0.0007in solid #000000" fo:border-right="none" fo:border-top="none" fo:padding="0.0382in"/>
    </style:style>
    <style:style style:family="table-cell" style:name="a6ed33a">
      <style:table-cell-properties fo:border="0.0007in solid #000000" fo:padding="0.0382in"/>
    </style:style>
    <style:style style:family="table-cell" style:name="aa470a7">
      <style:table-cell-properties fo:border="0.0007in solid #000000" fo:border-bottom="0.0007in solid #000000" fo:border-top="none" fo:padding="0.0382in"/>
    </style:style>
    <style:style style:family="table-cell" style:name="a478527">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5872f9">
      <style:table-cell-properties fo:border="0.1pt solid #000000" fo:border-bottom="0.0007in solid #000000" fo:border-left="0.0007in solid #000000" fo:border-right="none" fo:border-top="none" fo:padding="0.0382in"/>
    </style:style>
    <style:style style:family="table-cell" style:name="af6702b">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d60d2e">
      <style:table-cell-properties fo:border="0.1pt solid #000000" fo:border-bottom="0.0007in solid #000000" fo:border-left="0.0007in solid #000000" fo:border-right="none" fo:border-top="none" fo:padding="0.0382in"/>
    </style:style>
    <style:style style:family="table-cell" style:name="a88b1db">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bd86b7">
      <style:table-cell-properties fo:border="0.1pt solid #000000" fo:border-bottom="0.0007in solid #000000" fo:border-left="0.0007in solid #000000" fo:border-right="none" fo:border-top="none" fo:padding="0.0382in"/>
    </style:style>
    <style:style style:family="table-cell" style:name="a00c552">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5c9051">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4bdc03">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3b4e43">
      <style:table-cell-properties fo:border="0.1pt solid #000000"/>
      <style:text-properties fo:color="#000000" fo:font-size="8.0pt" fo:font-weight="bold" style:font-name="Arial"/>
    </style:style>
    <style:style style:family="table-cell" style:name="ae0c752">
      <style:table-cell-properties fo:border="0.1pt solid #000000" fo:border-bottom="0.0007in solid #000000" fo:border-left="0.0007in solid #000000" fo:border-right="none" fo:border-top="none" fo:padding="0.0382in"/>
    </style:style>
    <style:style style:family="table-cell" style:name="a958cc8">
      <style:table-cell-properties fo:border="0.1pt solid #000000" fo:border-bottom="0.0007in solid #000000" fo:border-left="0.0007in solid #000000" fo:border-right="none" fo:border-top="none" fo:padding="0.0382in"/>
    </style:style>
    <style:style style:family="table-cell" style:name="a5a7025">
      <style:table-cell-properties fo:border="0.1pt solid #000000" fo:border-bottom="0.0007in solid #000000" fo:border-left="0.0007in solid #000000" fo:border-right="none" fo:border-top="none" fo:padding="0.0382in"/>
    </style:style>
    <style:style style:family="table-cell" style:name="ac50119">
      <style:table-cell-properties fo:border="0.1pt solid #000000"/>
    </style:style>
    <style:style style:family="table-cell" style:name="a65f8e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cca8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d799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d8c8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b0d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b3e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fe2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00651">
      <style:table-cell-properties fo:border="0.1pt solid #000000"/>
      <style:text-properties fo:color="#000000" fo:font-size="8.0pt" style:font-name="Arial"/>
    </style:style>
    <style:style style:family="table-cell" style:name="af76f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4bc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b135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c5da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782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09a8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641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3c46a">
      <style:table-cell-properties fo:border="0.1pt solid #000000"/>
      <style:text-properties fo:color="#000000" fo:font-size="8.0pt"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5ad30f">
        <table:table-column table:number-columns-repeated="2" table:style-name="a556bf0"/>
        <table:table-row>
          <table:table-cell table:style-name="a021865">
            <text:p>Fra dato: 2018-01-01</text:p>
          </table:table-cell>
          <table:table-cell table:style-name="a88aaec"/>
        </table:table-row>
        <table:table-row>
          <table:table-cell table:style-name="af45c73">
            <text:p>Til dato: </text:p>
          </table:table-cell>
          <table:table-cell table:style-name="ab88a48"/>
        </table:table-row>
        <table:table-row>
          <table:table-cell table:style-name="af45c73"/>
          <table:table-cell table:style-name="ab88a48"/>
        </table:table-row>
        <table:table-row>
          <table:table-cell table:style-name="af45c73"/>
          <table:table-cell table:style-name="ab88a48"/>
        </table:table-row>
        <table:table-row>
          <table:table-cell table:style-name="af45c73"/>
          <table:table-cell table:style-name="ab88a48"/>
        </table:table-row>
        <table:table-row>
          <table:table-cell table:style-name="af45c73"/>
          <table:table-cell table:style-name="ab88a48"/>
        </table:table-row>
        <table:table-row>
          <table:table-cell table:style-name="af45c73"/>
          <table:table-cell table:style-name="ab88a48"/>
        </table:table-row>
        <table:table-row>
          <table:table-cell table:style-name="af45c73"/>
          <table:table-cell table:style-name="ab88a48"/>
        </table:table-row>
        <table:table-row>
          <table:table-cell table:style-name="af45c73"/>
          <table:table-cell table:style-name="ab88a48"/>
        </table:table-row>
      </table:table>
      <table:table table:name="Table2" table:style-name="a854037">
        <table:table-column table:number-columns-repeated="5" table:style-name="a504f53"/>
        <table:table-column table:style-name="a504f53"/>
        <table:table-column table:style-name="a504f53"/>
        <table:table-column table:style-name="a504f53"/>
        <table:table-row>
          <table:table-cell table:style-name="a00c552">
            <text:p>Nr.</text:p>
          </table:table-cell>
          <table:table-cell table:style-name="a5c9051">
            <text:p>Type</text:p>
          </table:table-cell>
          <table:table-cell table:style-name="a4bdc03">
            <text:p>Navn</text:p>
          </table:table-cell>
          <table:table-cell table:style-name="a45805d">
            <text:p>cpr</text:p>
          </table:table-cell>
          <table:table-cell table:style-name="a478527">
            <text:p>Læge</text:p>
          </table:table-cell>
          <table:table-cell table:style-name="af6702b">
            <text:p>Tiltrædes af</text:p>
          </table:table-cell>
          <table:table-cell table:style-name="a88b1db">
            <text:p>Erklæring afgivet</text:p>
          </table:table-cell>
          <table:table-cell table:style-name="a3b4e43">
            <text:p>Psykolog</text:p>
          </table:table-cell>
        </table:table-row>
        <table:table-row>
          <table:table-cell table:style-name="ae0c752"/>
          <table:table-cell table:style-name="a958cc8"/>
          <table:table-cell table:style-name="a5a7025"/>
          <table:table-cell table:style-name="a562305"/>
          <table:table-cell table:style-name="a5872f9"/>
          <table:table-cell table:style-name="ad60d2e"/>
          <table:table-cell table:style-name="abd86b7"/>
          <table:table-cell table:style-name="ac50119"/>
        </table:table-row>
        <table:table-row>
          <table:table-cell table:style-name="a65f8e0">
            <text:p>84</text:p>
          </table:table-cell>
          <table:table-cell table:style-name="a5cca84">
            <text:p>PS</text:p>
          </table:table-cell>
          <table:table-cell table:style-name="a5d7994">
            <text:p>3fdsfdsaf asfsadfsadf</text:p>
          </table:table-cell>
          <table:table-cell table:style-name="a4d8c87">
            <text:p>1231231231</text:p>
          </table:table-cell>
          <table:table-cell table:style-name="a5b0d32">
            <text:p/>
          </table:table-cell>
          <table:table-cell table:style-name="a45b3ef">
            <text:p/>
          </table:table-cell>
          <table:table-cell table:style-name="a1fe216">
            <text:p/>
          </table:table-cell>
          <table:table-cell table:style-name="a600651">
            <text:p/>
          </table:table-cell>
        </table:table-row>
        <table:table-row>
          <table:table-cell table:style-name="af76f4f">
            <text:p>85</text:p>
          </table:table-cell>
          <table:table-cell table:style-name="a64bc7b">
            <text:p>PS</text:p>
          </table:table-cell>
          <table:table-cell table:style-name="a9b1355">
            <text:p>fdsfds safsafd</text:p>
          </table:table-cell>
          <table:table-cell table:style-name="a8c5da6">
            <text:p>2342423424</text:p>
          </table:table-cell>
          <table:table-cell table:style-name="acd782c">
            <text:p/>
          </table:table-cell>
          <table:table-cell table:style-name="a109a81">
            <text:p/>
          </table:table-cell>
          <table:table-cell table:style-name="aea641f">
            <text:p/>
          </table:table-cell>
          <table:table-cell table:style-name="a73c46a">
            <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2-05-02T14:41:05</dc:date>
    <meta:editing-cycles>1</meta:editing-cycles>
    <meta:editing-duration>PT1.573S</meta:editing-duration>
    <meta:initial-creator>fhp</meta:initial-creator>
    <meta:creation-date>2022-05-02T14:41:03</meta:creation-date>
    <dc:language>en</dc:language>
  </office:meta>
</office:document-meta>
</file>